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34EC000036E8A09125B6.svm" manifest:media-type=""/>
  <manifest:file-entry manifest:full-path="Pictures/20000009000036BD000036BD81CF2514.svm" manifest:media-type=""/>
  <manifest:file-entry manifest:full-path="Pictures/2000000900003516000036E8FACFEDF5.svm" manifest:media-type=""/>
  <manifest:file-entry manifest:full-path="Pictures/2000000900003614000036D346E6C30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cm" fo:margin-left="0.504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3.016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2.909cm"/>
    </style:style>
    <style:style style:name="Table1.A1" style:family="table-cell">
      <style:table-cell-properties style:vertical-align="middle" fo:background-color="#000000" fo:padding="0.176cm" fo:border="1pt solid #000000">
        <style:background-image/>
      </style:table-cell-properties>
    </style:style>
    <style:style style:name="Table1.B1" style:family="table-cell">
      <style:table-cell-properties style:vertical-align="middle" fo:background-color="#404040" fo:padding="0.176cm" fo:border="1pt solid #000000">
        <style:background-image/>
      </style:table-cell-properties>
    </style:style>
    <style:style style:name="Table1.C1" style:family="table-cell">
      <style:table-cell-properties style:vertical-align="middle" fo:background-color="#808080" fo:padding="0.176cm" fo:border="1pt solid #000000">
        <style:background-image/>
      </style:table-cell-properties>
    </style:style>
    <style:style style:name="Table1.D1" style:family="table-cell">
      <style:table-cell-properties style:vertical-align="middle" fo:background-color="#c0c0c0" fo:padding="0.176cm" fo:border="1pt solid #000000">
        <style:background-image/>
      </style:table-cell-properties>
    </style:style>
    <style:style style:name="Table1.E1" style:family="table-cell">
      <style:table-cell-properties style:vertical-align="middle" fo:padding="0.176cm" fo:border="1pt solid #000000"/>
    </style:style>
    <style:style style:name="Table1.A2" style:family="table-cell">
      <style:table-cell-properties style:vertical-align="middle" fo:padding-left="0cm" fo:padding-right="0cm" fo:padding-top="0.176cm" fo:padding-bottom="0cm" fo:border-left="none" fo:border-right="none" fo:border-top="1pt solid #000000" fo:border-bottom="none"/>
    </style:style>
    <style:style style:name="Table1.B2" style:family="table-cell">
      <style:table-cell-properties style:vertical-align="middle" fo:padding-left="0cm" fo:padding-right="0cm" fo:padding-top="0.176cm" fo:padding-bottom="0cm" fo:border-left="none" fo:border-right="none" fo:border-top="1pt solid #000000" fo:border-bottom="none"/>
    </style:style>
    <style:style style:name="Table1.C2" style:family="table-cell">
      <style:table-cell-properties style:vertical-align="middle" fo:padding-left="0cm" fo:padding-right="0cm" fo:padding-top="0.176cm" fo:padding-bottom="0cm" fo:border-left="none" fo:border-right="none" fo:border-top="1pt solid #000000" fo:border-bottom="none"/>
    </style:style>
    <style:style style:name="Table1.D2" style:family="table-cell">
      <style:table-cell-properties style:vertical-align="middle" fo:padding-left="0cm" fo:padding-right="0cm" fo:padding-top="0.176cm" fo:padding-bottom="0cm" fo:border-left="none" fo:border-right="none" fo:border-top="1pt solid #000000" fo:border-bottom="none"/>
    </style:style>
    <style:style style:name="Table1.E2" style:family="table-cell">
      <style:table-cell-properties style:vertical-align="middle" fo:padding-left="0cm" fo:padding-right="0cm" fo:padding-top="0.176cm" fo:padding-bottom="0cm" fo:border-left="none" fo:border-right="none" fo:border-top="1pt solid #000000" fo:border-bottom="none"/>
    </style:style>
    <style:style style:name="Table2" style:family="table">
      <style:table-properties style:width="16.007cm" fo:margin-left="0cm" table:align="left"/>
    </style:style>
    <style:style style:name="Table2.A" style:family="table-column">
      <style:table-column-properties style:column-width="16.007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50e531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04e9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font-name="Courier New" fo:font-weight="bold"/>
    </style:style>
    <style:style style:name="T11" style:family="text">
      <style:text-properties style:font-name="Courier New" fo:font-weight="bold" officeooo:rsid="0050e531"/>
    </style:style>
    <style:style style:name="T12" style:family="text">
      <style:text-properties officeooo:rsid="0050e5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5</text:span><text:span text:style-name="T1">.</text:span><text:span text:style-name="T4">3</text:span><text:span text:style-name="T2">.</text:span><text:span text:style-name="T4">2</text:span><text:span text:style-name="T3">.</text:span><text:span text:style-name="T1"> </text:span><text:span text:style-name="T5">Dibujando</text:span><text:span text:style-name="T4"> en escala de grises</text:span></text:p>
      <text:p text:style-name="P2"/>
      <text:p text:style-name="P3"><text:span text:style-name="T12">En el tablero inicial hay</text:span> una imagen en colores, hecha con la codificación RGB del ejercicio anterior: entre 0 y 4 bolitas rojas, verdes y azules en cada celda. Tenés que completar el programa para que la imagen se transforme en una hecha solamente en escala de grises. Para representar grises vamos a usar también entre 0 y 4 bolitas, pero de color negro; el tono de gris está dado por la cantidad de bolitas negras, como te muestra la imagen, donde también podés ver un tablero inicial, y su correspondiente tablero final. Fijate que falta algo en la función <text:span text:style-name="T10">promedioDeColores</text:span><text:span text:style-name="T11">RGB</text:span>, que devuelve el promedio de bolitas rojas, azules y verdes, y también en l<text:span text:style-name="T12">os</text:span> procedimiento<text:span text:style-name="T12">s</text:span> <text:span text:style-name="T10">ConvertirAPíxelMonocromático</text:span> <text:span text:style-name="T12">y </text:span><text:span text:style-name="T11">CodificarTonoDeGris</text:span><text:span text:style-name="T12">,</text:span> que reemplaza las bolitas de los colores rojo, verde y azul de una celda (que representa a un píxel) por la cantidad adecuada de bolitas negras. <text:s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C1" office:value-type="string">
            <text:p text:style-name="P7"/>
          </table:table-cell>
          <table:table-cell table:style-name="Table1.D1" office:value-type="string">
            <text:p text:style-name="P7"/>
          </table:table-cell>
          <table:table-cell table:style-name="Table1.E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B2" office:value-type="string">
            <text:p text:style-name="P8">1</text:p>
          </table:table-cell>
          <table:table-cell table:style-name="Table1.C2" office:value-type="string">
            <text:p text:style-name="P8">2</text:p>
          </table:table-cell>
          <table:table-cell table:style-name="Table1.D2" office:value-type="string">
            <text:p text:style-name="P8">3</text:p>
          </table:table-cell>
          <table:table-cell table:style-name="Table1.E2" office:value-type="string">
            <text:p text:style-name="P8">4</text:p>
          </table:table-cell>
        </table:table-row>
      </table:table>
      <text:p text:style-name="Text_20_body"/>
      <text:p text:style-name="P5"><text:span text:style-name="T9"><draw:frame draw:style-name="fr1" draw:name="Image1" text:anchor-type="as-char" svg:width="3.5cm" svg:height="3.54cm" draw:z-index="0"><draw:image xlink:href="Pictures/2000000900003614000036D346E6C301.svm" xlink:type="simple" xlink:show="embed" xlink:actuate="onLoad"/><svg:title>DibujandoConEscalasDeGrises-inicial-sinVestimenta.png</svg:title></draw:frame></text:span><text:span text:style-name="T9"> <text:s/></text:span><text:span text:style-name="T9"><draw:frame draw:style-name="fr1" draw:name="Image2" text:anchor-type="as-char" svg:width="3.5cm" svg:height="3.54cm" draw:z-index="1"><draw:image xlink:href="Pictures/2000000900003516000036E8FACFEDF5.svm" xlink:type="simple" xlink:show="embed" xlink:actuate="onLoad"/><svg:title>DibujandoConEscalasDeGrises-inicial.png</svg:title></draw:frame></text:span><text:span text:style-name="T9"> <text:s text:c="13"/></text:span><text:span text:style-name="T9"><draw:frame draw:style-name="fr1" draw:name="Image3" text:anchor-type="as-char" svg:width="3.5cm" svg:height="3.54cm" draw:z-index="2"><draw:image xlink:href="Pictures/20000009000036BD000036BD81CF2514.svm" xlink:type="simple" xlink:show="embed" xlink:actuate="onLoad"/></draw:frame></text:span><text:span text:style-name="T9"> <text:s/></text:span><text:span text:style-name="T9"><draw:frame draw:style-name="fr1" draw:name="Image4" text:anchor-type="as-char" svg:width="3.5cm" svg:height="3.62cm" draw:z-index="3"><draw:image xlink:href="Pictures/20000009000034EC000036E8A09125B6.svm" xlink:type="simple" xlink:show="embed" xlink:actuate="onLoad"/></draw:frame>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7">Pastilla:</text:span><text:span text:style-name="T8"> </text:span><text:span text:style-name="T6">Vocabulario</text:span></text:p>
            <text:p text:style-name="P9">El término monocromático significa “de un solo color” y hace referencia a que se utiliza solamente el color Negro, en diferentes intensidades, por ejemplo, para representar una imagen en escala de grise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8T18:13:31.842000000</dc:date>
    <meta:editing-duration>PT3H39M59S</meta:editing-duration>
    <meta:editing-cycles>55</meta:editing-cycles>
    <meta:generator>LibreOffice/4.2.5.2$Windows_x86 LibreOffice_project/6ff819b65674ae6c83f3cbab9e4a4c2b292a7a94</meta:generator>
    <meta:document-statistic meta:table-count="2" meta:image-count="4" meta:object-count="0" meta:page-count="1" meta:paragraph-count="10" meta:word-count="191" meta:character-count="1166" meta:non-whitespace-character-count="964"/>
  </office:meta>
</office:document-meta>
</file>